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fo:font-size="32pt" fo:font-weight="bold" officeooo:rsid="00065661" officeooo:paragraph-rsid="00065661" style:font-size-asian="28pt" style:font-weight-asian="bold" style:font-size-complex="32pt" style:font-weight-complex="bold"/>
    </style:style>
    <style:style style:name="P2" style:family="paragraph" style:parent-style-name="Standard">
      <style:text-properties fo:font-size="12pt" fo:font-weight="normal" officeooo:rsid="00065661" officeooo:paragraph-rsid="00065661" style:font-size-asian="10.5pt" style:font-weight-asian="normal" style:font-size-complex="12pt" style:font-weight-complex="normal"/>
    </style:style>
    <style:style style:name="P3" style:family="paragraph" style:parent-style-name="Standard">
      <style:text-properties fo:font-size="12pt" fo:font-weight="normal" officeooo:rsid="00095639" officeooo:paragraph-rsid="00095639" style:font-size-asian="10.5pt" style:font-weight-asian="normal" style:font-size-complex="12pt" style:font-weight-complex="normal"/>
    </style:style>
    <style:style style:name="P4" style:family="paragraph" style:parent-style-name="Standard">
      <style:text-properties fo:font-size="12pt" fo:font-weight="normal" officeooo:rsid="0007c024" officeooo:paragraph-rsid="0007c024" style:font-size-asian="10.5pt" style:font-weight-asian="normal" style:font-size-complex="12pt" style:font-weight-complex="normal"/>
    </style:style>
    <style:style style:name="P5" style:family="paragraph" style:parent-style-name="Standard">
      <style:text-properties officeooo:rsid="00095639" officeooo:paragraph-rsid="00095639"/>
    </style:style>
    <style:style style:name="P6" style:family="paragraph" style:parent-style-name="Standard">
      <style:text-properties fo:font-variant="normal" fo:text-transform="none" fo:color="#000000" style:font-name="Helvetica Neue" fo:font-size="10.5pt" fo:letter-spacing="normal" fo:font-style="normal" fo:font-weight="normal" officeooo:rsid="000b0e95" officeooo:paragraph-rsid="000b0e95"/>
    </style:style>
    <style:style style:name="P7" style:family="paragraph" style:parent-style-name="Standard">
      <style:text-properties fo:font-variant="normal" fo:text-transform="none" fo:color="#000000" style:font-name="monospace" fo:font-size="10.5pt" fo:letter-spacing="normal" fo:font-style="normal" fo:font-weight="normal" officeooo:rsid="000b0e95" officeooo:paragraph-rsid="000b0e95"/>
    </style:style>
    <style:style style:name="P8" style:family="paragraph" style:parent-style-name="Standard">
      <style:text-properties fo:font-variant="normal" fo:text-transform="none" fo:color="#005580" style:font-name="Helvetica Neue" fo:font-size="10.5pt" fo:letter-spacing="normal" fo:font-style="normal" style:text-underline-style="none" fo:font-weight="normal" officeooo:rsid="00095639" officeooo:paragraph-rsid="00095639" loext:padding="0in" loext:border="none"/>
    </style:style>
    <style:style style:name="P9" style:family="paragraph" style:parent-style-name="Standard">
      <style:text-properties officeooo:paragraph-rsid="0007c024"/>
    </style:style>
    <style:style style:name="P10" style:family="paragraph" style:parent-style-name="Standard">
      <style:text-properties officeooo:rsid="0010e215" officeooo:paragraph-rsid="0010e215"/>
    </style:style>
    <style:style style:name="P11" style:family="paragraph" style:parent-style-name="Standard">
      <style:text-properties officeooo:rsid="000b0e95" officeooo:paragraph-rsid="000b0e95"/>
    </style:style>
    <style:style style:name="P12" style:family="paragraph" style:parent-style-name="Standard">
      <style:text-properties officeooo:rsid="0010e215" officeooo:paragraph-rsid="0010e215"/>
    </style:style>
    <style:style style:name="P13" style:family="paragraph" style:parent-style-name="Standard">
      <style:text-properties officeooo:paragraph-rsid="001189f0"/>
    </style:style>
    <style:style style:name="T1" style:family="text">
      <style:text-properties fo:font-variant="normal" fo:text-transform="none" fo:color="#005580" style:font-name="Helvetica Neue" fo:font-size="10.5pt" fo:letter-spacing="normal" fo:font-style="normal" style:text-underline-style="solid" style:text-underline-width="auto" style:text-underline-color="font-color" fo:font-weight="normal" loext:padding="0in" loext:border="none"/>
    </style:style>
    <style:style style:name="T2" style:family="text">
      <style:text-properties fo:font-size="12pt" fo:font-weight="normal" officeooo:rsid="0007c024" style:font-size-asian="10.5pt" style:font-weight-asian="normal" style:font-size-complex="12pt" style:font-weight-complex="normal"/>
    </style:style>
    <style:style style:name="T3" style:family="text">
      <style:text-properties officeooo:rsid="000b0e95"/>
    </style:style>
    <style:style style:name="T4" style:family="text">
      <style:text-properties officeooo:rsid="000cf1c4"/>
    </style:style>
    <style:style style:name="T5" style:family="text">
      <style:text-properties officeooo:rsid="000eb960"/>
    </style:style>
    <style:style style:name="T6" style:family="text">
      <style:text-properties officeooo:rsid="001189f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Data Collection</text:p>
      <text:p text:style-name="P2"/>
      <text:p text:style-name="P3">Neighborhood in Toronto </text:p>
      <text:p text:style-name="P3">we will week 3 data for our project <text:span text:style-name="T3">To list cities</text:span> .</text:p>
      <text:p text:style-name="P4"/>
      <text:p text:style-name="P9"><text:span text:style-name="T2">Link – </text:span><text:a xlink:type="simple" xlink:href="https://en.wikipedia.org/wiki/List_of_postal_codes_of_Canada:_M" text:style-name="Internet_20_link" text:visited-style-name="Visited_20_Internet_20_Link"><text:span text:style-name="T1">https://en.wikipedia.org/wiki/List_of_postal_codes_of_Canada:_M</text:span></text:a></text:p>
      <text:p text:style-name="P5"/>
      <text:p text:style-name="P11">We will use this list collect data from Foursquare API , such as Latitude , Longitu<text:span text:style-name="T5">d</text:span>e , various venues as defines in our Business statement .</text:p>
      <text:p text:style-name="P10"/>
      <text:p text:style-name="P13"><text:span text:style-name="T6">Property rate : </text:span><text:a xlink:type="simple" xlink:href="https://www.blogto.com/real-estate-toronto/2019/01/new-map-charts-toronto-home-and-condo-prices-ttc-subway-stop/" text:style-name="Internet_20_link" text:visited-style-name="Visited_20_Internet_20_Link">https://www.blogto.com/real-estate-toronto/2019/01/new-map-charts-toronto-home-and-condo-prices-ttc-subway-stop/</text:a></text:p>
      <text:p text:style-name="P10"/>
      <text:p text:style-name="P6">After finding the list of neighborhoods, we then connect to the Foursquare API to gather information about venues inside each and every neighborhood. For each neighborhood, we have chosen the radius to be 500 meter.</text:p>
      <text:p text:style-name="P6"/>
      <text:p text:style-name="P7">1. Neighborhood</text:p>
      <text:p text:style-name="P7">2. Neighborhood Latitude</text:p>
      <text:p text:style-name="P7">3. Neighborhood Longitude</text:p>
      <text:p text:style-name="P7">4. Venue</text:p>
      <text:p text:style-name="P7"><text:s/></text:p>
      <text:p text:style-name="P7">we will generate a equation representing scores (dependency on parameter) .</text:p>
      <text:p text:style-name="P7"/>
      <text:p text:style-name="P7">Later we will use this and group them in cluster (best possible) </text:p>
      <text:p text:style-name="P7">based on Location ans scores . <text:span text:style-name="T4">(may use SVM to fit even 3d plot if needed).</text:span></text:p>
      <text:p text:style-name="P5"/>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0T11:47:38.028536943</meta:creation-date>
    <meta:generator>LibreOffice/6.0.7.3$Linux_X86_64 LibreOffice_project/00m0$Build-3</meta:generator>
    <dc:date>2020-06-10T14:04:18.456594702</dc:date>
    <meta:editing-duration>PT52M50S</meta:editing-duration>
    <meta:editing-cycles>8</meta:editing-cycles>
    <meta:document-statistic meta:table-count="0" meta:image-count="0" meta:object-count="0" meta:page-count="1" meta:paragraph-count="15" meta:word-count="133" meta:character-count="936" meta:non-whitespace-character-count="810"/>
  </office:meta>
</office:document-meta>
</file>